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el" svg:font-family="Ariel"/>
    <style:font-face style:name="Lohit Devanagari1" svg:font-family="'Lohit Devanagari'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" svg:font-family="'Roboto Mono'" style:font-family-generic="system" style:font-pitch="variable"/>
  </office:font-face-decls>
  <office:automatic-styles>
    <style:style style:name="P1" style:family="paragraph" style:parent-style-name="LO-normal">
      <style:paragraph-properties fo:margin-left="0in" fo:margin-right="0in" fo:text-indent="0in" style:auto-text-indent="false"/>
      <style:text-properties fo:color="#bf0041" loext:opacity="100%" style:font-name="Ariel" fo:font-size="10pt" officeooo:rsid="001c7640" officeooo:paragraph-rsid="001c7640" style:font-name-asian="Roboto Mono" style:font-size-asian="10pt" style:font-name-complex="Roboto Mono" style:font-size-complex="10pt"/>
    </style:style>
    <style:style style:name="P2" style:family="paragraph" style:parent-style-name="LO-normal">
      <style:paragraph-properties fo:margin-left="0in" fo:margin-right="0in" fo:text-indent="0in" style:auto-text-indent="false"/>
      <style:text-properties fo:color="#bf0041" loext:opacity="100%" style:font-name="Ariel" fo:font-size="10pt" officeooo:paragraph-rsid="001c7640" style:font-size-asian="10pt" style:font-size-complex="10pt"/>
    </style:style>
    <style:style style:name="P3" style:family="paragraph" style:parent-style-name="LO-normal">
      <style:paragraph-properties fo:margin-left="0.5in" fo:margin-right="0in" fo:text-indent="0in" style:auto-text-indent="false"/>
      <style:text-properties fo:color="#bf0041" loext:opacity="100%" style:font-name="DejaVu Sans Mono" fo:font-size="10pt" officeooo:paragraph-rsid="001c7640" style:font-size-asian="10pt" style:font-size-complex="10pt"/>
    </style:style>
    <style:style style:name="P4" style:family="paragraph" style:parent-style-name="LO-normal">
      <style:paragraph-properties fo:margin-left="1in" fo:margin-right="0in" fo:text-indent="0in" style:auto-text-indent="false"/>
      <style:text-properties fo:color="#bf0041" loext:opacity="100%" style:font-name="DejaVu Sans Mono" fo:font-size="10pt" officeooo:rsid="00080b4b" officeooo:paragraph-rsid="001c7640" style:font-size-asian="10pt" style:font-size-complex="10pt"/>
    </style:style>
    <style:style style:name="P5" style:family="paragraph" style:parent-style-name="LO-normal">
      <style:paragraph-properties fo:margin-left="1in" fo:margin-right="0in" fo:text-indent="0in" style:auto-text-indent="false"/>
      <style:text-properties fo:color="#bf0041" loext:opacity="100%" style:font-name="DejaVu Sans Mono" fo:font-size="10pt" officeooo:paragraph-rsid="001cc422" style:font-size-asian="10pt" style:font-size-complex="10pt"/>
    </style:style>
    <style:style style:name="P6" style:family="paragraph" style:parent-style-name="LO-normal">
      <style:paragraph-properties fo:margin-left="0.4925in" fo:margin-right="0in" fo:text-indent="0in" style:auto-text-indent="false"/>
      <style:text-properties fo:color="#bf0041" loext:opacity="100%" style:font-name="Ariel" fo:font-size="10pt" officeooo:rsid="0005dd43" officeooo:paragraph-rsid="001c7640" style:font-name-asian="Roboto Mono" style:font-size-asian="10pt" style:font-name-complex="Roboto Mono" style:font-size-complex="10pt"/>
    </style:style>
    <style:style style:name="P7" style:family="paragraph" style:parent-style-name="LO-normal">
      <style:paragraph-properties fo:margin-left="0.4925in" fo:margin-right="0in" fo:text-indent="0in" style:auto-text-indent="false"/>
      <style:text-properties fo:color="#bf0041" loext:opacity="100%" style:font-name="DejaVu Sans Mono" fo:font-size="10pt" officeooo:paragraph-rsid="001cc422" style:font-size-asian="10pt" style:font-size-complex="10pt"/>
    </style:style>
    <style:style style:name="T1" style:family="text">
      <style:text-properties style:font-name-asian="Roboto Mono" style:font-name-complex="Roboto Mono"/>
    </style:style>
    <style:style style:name="T2" style:family="text">
      <style:text-properties officeooo:rsid="00059865" style:font-name-asian="Roboto Mono" style:font-name-complex="Roboto Mono"/>
    </style:style>
    <style:style style:name="T3" style:family="text">
      <style:text-properties officeooo:rsid="000a44ed" style:font-name-asian="Roboto Mono" style:font-name-complex="Roboto Mono"/>
    </style:style>
    <style:style style:name="T4" style:family="text">
      <style:text-properties officeooo:rsid="00080b4b" style:font-name-asian="Roboto Mono" style:font-name-complex="Roboto Mono"/>
    </style:style>
    <style:style style:name="T5" style:family="text">
      <style:text-properties officeooo:rsid="001c7640" style:font-name-asian="Roboto Mono" style:font-name-complex="Roboto Mono"/>
    </style:style>
    <style:style style:name="T6" style:family="text">
      <style:text-properties officeooo:rsid="0005dd43" style:font-name-asian="Roboto Mono" style:font-name-complex="Roboto Mono"/>
    </style:style>
    <style:style style:name="T7" style:family="text">
      <style:text-properties officeooo:rsid="001cc422" style:font-name-asian="Roboto Mono" style:font-name-complex="Roboto Mono"/>
    </style:style>
    <style:style style:name="T8" style:family="text">
      <style:text-properties officeooo:rsid="001e2983" style:font-name-asian="Roboto Mono" style:font-name-complex="Roboto Mono"/>
    </style:style>
    <style:style style:name="T9" style:family="text">
      <style:text-properties fo:font-style="italic" officeooo:rsid="0005dd43" style:font-name-asian="Roboto Mono" style:font-style-asian="italic" style:font-name-complex="Roboto Mono" style:font-style-complex="italic"/>
    </style:style>
    <style:style style:name="T10" style:family="text">
      <style:text-properties fo:font-style="italic" style:text-underline-style="none" officeooo:rsid="0005dd43" style:font-name-asian="Roboto Mono" style:font-style-asian="italic" style:font-name-complex="Roboto Mono" style:font-style-complex="italic"/>
    </style:style>
    <style:style style:name="T11" style:family="text">
      <style:text-properties officeooo:rsid="001c7640"/>
    </style:style>
    <style:style style:name="T12" style:family="text">
      <style:text-properties fo:font-style="normal" style:text-underline-style="none" officeooo:rsid="0005dd43" style:font-name-asian="Roboto Mono" style:font-style-asian="normal" style:font-name-complex="Roboto Mono" style:font-style-complex="normal"/>
    </style:style>
    <style:style style:name="T13" style:family="text">
      <style:text-properties fo:font-style="normal" style:text-underline-style="none" officeooo:rsid="001c7640" style:font-name-asian="Roboto Mono" style:font-style-asian="normal" style:font-name-complex="Roboto Mono" style:font-style-complex="normal"/>
    </style:style>
    <style:style style:name="T14" style:family="text">
      <style:text-properties officeooo:rsid="001cc422"/>
    </style:style>
    <style:style style:name="T15" style:family="text">
      <style:text-properties fo:language="en" fo:country="none" officeooo:rsid="001e2983" style:letter-kerning="false" style:font-name-asian="Roboto Mono" style:language-asian="zh" style:country-asian="CN" style:font-name-complex="Roboto Mono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The umask for the </text:span><text:span text:style-name="T3">G</text:span><text:span text:style-name="T2">nome launcher can not be configured </text:span><text:span text:style-name="T4">by the user. <text:s/></text:span><text:span text:style-name="T5">This default mask has no group write permission, and world read permission.</text:span><text:span text:style-name="T4"><text:line-break/><text:line-break/></text:span><text:span text:style-name="T7">The Gnome launcher gives the launch task to systemd which </text:span><text:span text:style-name="T15">uses</text:span><text:span text:style-name="T7"> ‘transient units’. <text:s/></text:span><text:span text:style-name="T5">R</text:span><text:span text:style-name="T4">ecently </text:span><text:span text:style-name="T7">a</text:span><text:span text:style-name="T4"> </text:span><text:span text:style-name="T5">system level means has been provided for setting the </text:span><text:span text:style-name="T7">u</text:span><text:span text:style-name="T5">mask </text:span><text:span text:style-name="T7">for transient units on systemd</text:span><text:span text:style-name="T5">. <text:s/>T</text:span><text:span text:style-name="T4">o set it:</text:span></text:p>
      <text:p text:style-name="P3"><text:span text:style-name="T4"># systemctl edit user@.service</text:span></text:p>
      <text:p text:style-name="P4"><text:span text:style-name="T1">[Service]</text:span></text:p>
      <text:p text:style-name="P5"><text:span text:style-name="T4">UMask=0007</text:span></text:p>
      <text:p text:style-name="P7"><text:span text:style-name="T12">O</text:span><text:span text:style-name="T13">r edit:</text:span></text:p>
      <text:p text:style-name="P6">/<text:span text:style-name="T11">usr/lib/</text:span>systemd/system/user@.service</text:p>
      <text:p text:style-name="P6"/>
      <text:p text:style-name="P1">According to github there is now a patch on systemd where it will <text:span text:style-name="T14">use</text:span> the pam_umask module which reads login.defs for the umask. <text:s/>It hasn’t appeared on Fedora 33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el" svg:font-family="Ariel"/>
    <style:font-face style:name="Lohit Devanagari1" svg:font-family="'Lohit Devanagari'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4T17:21:10.521603151</meta:creation-date>
    <dc:date>2021-04-24T17:46:22.467003186</dc:date>
    <meta:editing-duration>PT2M31S</meta:editing-duration>
    <meta:editing-cycles>1</meta:editing-cycles>
    <meta:document-statistic meta:table-count="0" meta:image-count="0" meta:object-count="0" meta:page-count="1" meta:paragraph-count="7" meta:word-count="96" meta:character-count="598" meta:non-whitespace-character-count="504"/>
    <meta:generator>LibreOffice/7.0.5.2$Linux_X86_64 LibreOffice_project/00$Build-2</meta:generator>
  </office:meta>
</office:document-meta>
</file>